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D7245E05B256A2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3pt" fo:font-weight="normal" officeooo:rsid="0019018f" officeooo:paragraph-rsid="0019018f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28in, 2.6839in, 2.189in, 4.20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791in" svg:y="0.3173in" svg:width="7.1484in" svg:height="2.7091in" draw:z-index="0"><draw:image xlink:href="Pictures/100002010000055600000300D7245E05B256A2B4.png" xlink:type="simple" xlink:show="embed" xlink:actuate="onLoad" loext:mime-type="image/png"/></draw:frame>Diagrama UML Base de dat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3:38:27.983089409</meta:creation-date>
    <dc:date>2018-11-10T23:43:25.108222930</dc:date>
    <meta:editing-duration>PT4M59S</meta:editing-duration>
    <meta:editing-cycles>1</meta:editing-cycles>
    <meta:document-statistic meta:table-count="0" meta:image-count="1" meta:object-count="0" meta:page-count="1" meta:paragraph-count="1" meta:word-count="5" meta:character-count="26" meta:non-whitespace-character-count="22"/>
    <meta:generator>LibreOffice/6.0.6.2$Linux_X86_64 LibreOffice_project/00m0$Build-2</meta:generator>
  </office:meta>
</office:document-meta>
</file>